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style:text-rotation-angle="90" style:text-rotation-scale="fixed"/>
    </style:style>
    <style:style style:name="T2" style:family="text">
      <style:text-properties style:text-rotation-angle="90" style:text-rotation-scale="line-height"/>
    </style:style>
  </office:automatic-styles>
  <office:body>
    <office:text>
      <text:p>This is an example of text with<text:span text:style-name="T1">
     rotation</text:span>, and with fixed rotation scale.
   </text:p>
      <text:p/>
      <text:p/>
      <text:p>This is an example of text with<text:span text:style-name="T2">
     rotation</text:span>, and it is scaled to fit into the current line height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